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3T00:56:49.44">
            <text:p>2021/7/13 0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3T00:56:49.49">
            <text:p>2021/7/13 0:5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3T00:56:49.49">
            <text:p>2021/7/13 0:5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8)/sn(108)">
            <text:p>sn(108)/sn(108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];&quot;-&quot;;[.F10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1];&quot;-&quot;;[.F21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29];&quot;-&quot;;[.F29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7" table:formula="of:=VLOOKUP([.H29];entries_item_list_3;2)" office:value-type="string" office:string-value="スペアミント">
            <text:p>スペアミント</text:p>
          </table:table-cell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30];&quot;-&quot;;[.F30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2];&quot;-&quot;;[.F32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3];&quot;-&quot;;[.F3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4];entries_item_list_3;2)" office:value-type="string" office:string-value="スペアミント">
            <text:p>スペアミント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AF-2:1">
            <text:p>AF-2:1</text:p>
          </table:table-cell>
          <table:table-cell table:number-columns-repeated="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6];&quot;-&quot;;[.F36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7" table:formula="of:=VLOOKUP([.H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6];entries_item_list_3;2)" office:value-type="string" office:string-value="スペアミント（一夜漬け）">
            <text:p>スペアミント（一夜漬け）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7];&quot;-&quot;;[.F37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7"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38];&quot;-&quot;;[.F38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I">
            <text:p>I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9];entries_item_list_3;2)" office:value-type="string" office:string-value="セージ">
            <text:p>セージ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1];&quot;-&quot;;[.F41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2];&quot;-&quot;;[.F42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3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6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7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9];&quot;-&quot;;[.F49])" office:value-type="string" office:string-value="AH-1:2">
            <text:p>AH-1:2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/>
          <table:table-cell table:formula="of:=VLOOKUP([.L49];entries_item_list_3;2)" office:value-type="float" office:value="0">
            <text:p>#N/A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50];&quot;-&quot;;[.F50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50];entries_item_list_3;2)" office:value-type="string" office:string-value="ペパーミント">
            <text:p>ペパーミント</text:p>
          </table:table-cell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I">
            <text:p>I</text:p>
          </table:table-cell>
          <table:table-cell table:formula="of:=RIGHT([.E50];1)" office:value-type="string" office:string-value="I">
            <text:p>I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ペパーミント">
            <text:p>ペパーミント</text:p>
          </table:table-cell>
          <table:table-cell table:formula="of:=VLOOKUP([.P5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table:formula="of:=CONCATENATE([.E51];&quot;-&quot;;[.F51])" office:value-type="string" office:string-value="AI-2:1">
            <text:p>AI-2:1</text:p>
          </table:table-cell>
          <table:table-cell office:value-type="string">
            <text:p>A</text:p>
          </table:table-cell>
          <table:table-cell table:style-name="ce17" table:formula="of:=VLOOKUP([.H51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2];entries_item_list_3;2)" office:value-type="float" office:value="0">
            <text:p>#N/A</text:p>
          </table:table-cell>
          <table:table-cell table:number-columns-repeated="2"/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X">
            <text:p>X</text:p>
          </table:table-cell>
          <table:table-cell table:formula="of:=RIGHT([.E52];1)" office:value-type="string" office:string-value="X">
            <text:p>X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焼酎">
            <text:p>焼酎</text:p>
          </table:table-cell>
          <table:table-cell table:formula="of:=VLOOKUP([.P52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焼酎">
            <text:p>焼酎</text:p>
          </table:table-cell>
          <table:table-cell table:formula="of:=VLOOKUP([.P5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4];entries_item_list_3;2)" office:value-type="float" office:value="0">
            <text:p>#N/A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X">
            <text:p>X</text:p>
          </table:table-cell>
          <table:table-cell table:formula="of:=RIGHT([.E54];1)" office:value-type="string" office:string-value="X">
            <text:p>X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焼酎">
            <text:p>焼酎</text:p>
          </table:table-cell>
          <table:table-cell table:formula="of:=VLOOKUP([.P54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C">
            <text:p>C</text:p>
          </table:table-cell>
          <table:table-cell table:formula="of:=RIGHT([.E55];1)" office:value-type="string" office:string-value="C">
            <text:p>C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オオバ">
            <text:p>オオバ</text:p>
          </table:table-cell>
          <table:table-cell table:formula="of:=VLOOKUP([.P5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6]" office:value-type="string" office:string-value="B">
            <text:p>B</text:p>
          </table:table-cell>
          <table:table-cell table:formula="of:=VLOOKUP([.J5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C">
            <text:p>C</text:p>
          </table:table-cell>
          <table:table-cell table:formula="of:=RIGHT([.E56];1)" office:value-type="string" office:string-value="C">
            <text:p>C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オオバ">
            <text:p>オオバ</text:p>
          </table:table-cell>
          <table:table-cell table:formula="of:=VLOOKUP([.P5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7];entries_item_list_3;2)" office:value-type="string" office:string-value="赤紫蘇">
            <text:p>赤紫蘇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D">
            <text:p>D</text:p>
          </table:table-cell>
          <table:table-cell table:formula="of:=RIGHT([.E57];1)" office:value-type="string" office:string-value="D">
            <text:p>D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赤紫蘇">
            <text:p>赤紫蘇</text:p>
          </table:table-cell>
          <table:table-cell table:formula="of:=VLOOKUP([.P57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D">
            <text:p>D</text:p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赤紫蘇">
            <text:p>赤紫蘇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59];&quot;-&quot;;[.F59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59];entries_item_list_3;2)" office:value-type="string" office:string-value="ローズマリー">
            <text:p>ローズマリー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D">
            <text:p>D</text:p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赤紫蘇">
            <text:p>赤紫蘇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60];&quot;-&quot;;[.F60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7" table:formula="of:=VLOOKUP([.H60];entries_item_list_3;2)" office:value-type="string" office:string-value="ディル">
            <text:p>ディル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ディル">
            <text:p>ディル</text:p>
          </table:table-cell>
          <table:table-cell table:formula="of:=VLOOKUP([.P60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61];&quot;-&quot;;[.F61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7" table:formula="of:=VLOOKUP([.H61];entries_item_list_3;2)" office:value-type="string" office:string-value="セージ">
            <text:p>セージ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G">
            <text:p>G</text:p>
          </table:table-cell>
          <table:table-cell table:formula="of:=RIGHT([.E61];1)" office:value-type="string" office:string-value="G">
            <text:p>G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セージ">
            <text:p>セージ</text:p>
          </table:table-cell>
          <table:table-cell table:formula="of:=VLOOKUP([.P61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2];entries_item_list_3;2)" office:value-type="string" office:string-value="ローズマリー">
            <text:p>ローズマリー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セージ">
            <text:p>セージ</text:p>
          </table:table-cell>
          <table:table-cell table:formula="of:=VLOOKUP([.P62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table:formula="of:=CONCATENATE([.E63];&quot;-&quot;;[.F63])" office:value-type="string" office:string-value="BI-1:2">
            <text:p>BI-1:2</text:p>
          </table:table-cell>
          <table:table-cell office:value-type="string">
            <text:p>I</text:p>
          </table:table-cell>
          <table:table-cell table:style-name="ce17" table:formula="of:=VLOOKUP([.H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3];entries_item_list_3;2)" office:value-type="string" office:string-value="ペパーミント">
            <text:p>ペパーミント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I">
            <text:p>I</text:p>
          </table:table-cell>
          <table:table-cell table:formula="of:=RIGHT([.E63];1)" office:value-type="string" office:string-value="I">
            <text:p>I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ペパーミント">
            <text:p>ペパーミント</text:p>
          </table:table-cell>
          <table:table-cell table:formula="of:=VLOOKUP([.P63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焼酎">
            <text:p>焼酎</text:p>
          </table:table-cell>
          <table:table-cell table:formula="of:=VLOOKUP([.P6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>
            <text:p/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float" office:value="0">
            <text:p>#N/A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66];&quot;-&quot;;[.F66])" office:value-type="string" office:string-value="D-3">
            <text:p>D-3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D">
            <text:p>D</text:p>
          </table:table-cell>
          <table:table-cell table:formula="of:=MID([.E66];2;1)">
            <text:p/>
          </table:table-cell>
          <table:table-cell table:formula="of:=RIGHT([.E66];1)" office:value-type="string" office:string-value="D">
            <text:p>D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float" office:value="0">
            <text:p>#N/A</text:p>
          </table:table-cell>
          <table:table-cell table:formula="of:=VLOOKUP([.P6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E">
            <text:p>E</text:p>
          </table:table-cell>
          <table:table-cell table:formula="of:=RIGHT([.E67];1)" office:value-type="string" office:string-value="E">
            <text:p>E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生姜">
            <text:p>生姜</text:p>
          </table:table-cell>
          <table:table-cell table:formula="of:=VLOOKUP([.P6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8];entries_item_list_3;2)" office:value-type="float" office:value="0">
            <text:p>#N/A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9];&quot;-&quot;;[.F69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9];entries_item_list_3;2)" office:value-type="string" office:string-value="赤紫蘇">
            <text:p>赤紫蘇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F">
            <text:p>F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DF-1:2">
            <text:p>DF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F">
            <text:p>F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9.25cm" draw:caption-point-x="-0.61cm" draw:caption-point-y="1.069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1];entries_item_list_3;2)" office:value-type="float" office:value="0">
            <text:p>#N/A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F">
            <text:p>F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2];entries_item_list_3;2)" office:value-type="string" office:string-value="ディル">
            <text:p>ディル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F">
            <text:p>F</text:p>
          </table:table-cell>
          <table:table-cell table:formula="of:=RIGHT([.E72];1)" office:value-type="string" office:string-value="F">
            <text:p>F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ディル">
            <text:p>ディル</text:p>
          </table:table-cell>
          <table:table-cell table:formula="of:=VLOOKUP([.P7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3];entries_item_list_3;2)" office:value-type="string" office:string-value="ディル">
            <text:p>ディル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F">
            <text:p>F</text:p>
          </table:table-cell>
          <table:table-cell table:formula="of:=RIGHT([.E73];1)" office:value-type="string" office:string-value="F">
            <text:p>F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ディル">
            <text:p>ディル</text:p>
          </table:table-cell>
          <table:table-cell table:formula="of:=VLOOKUP([.P7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6];&quot;-&quot;;[.F76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7" table:formula="of:=VLOOKUP([.H7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7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76];entries_item_list_3;2)" office:value-type="string" office:string-value="赤紫蘇">
            <text:p>赤紫蘇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7];&quot;-&quot;;[.F77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7"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8];entries_item_list_3;2)" office:value-type="string" office:string-value="セージ">
            <text:p>セージ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9];entries_item_list_3;2)" office:value-type="string" office:string-value="セージ">
            <text:p>セージ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0];entries_item_list_3;2)" office:value-type="string" office:string-value="セージ">
            <text:p>セージ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1];entries_item_list_3;2)" office:value-type="string" office:string-value="セージ">
            <text:p>セージ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G">
            <text:p>G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セージ">
            <text:p>セージ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3];entries_item_list_3;2)" office:value-type="string" office:string-value="赤紫蘇">
            <text:p>赤紫蘇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G">
            <text:p>G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セージ">
            <text:p>セージ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5];&quot;-&quot;;[.F8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6];&quot;-&quot;;[.F86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7];entries_item_list_3;2)" office:value-type="string" office:string-value="チャービル">
            <text:p>チャービル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H">
            <text:p>H</text:p>
          </table:table-cell>
          <table:table-cell table:formula="of:=RIGHT([.E87];1)" office:value-type="string" office:string-value="H">
            <text:p>H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チャービル">
            <text:p>チャービル</text:p>
          </table:table-cell>
          <table:table-cell table:formula="of:=VLOOKUP([.P8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H-1:2">
            <text:p>DH-1:2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/>
          <table:table-cell table:formula="of:=VLOOKUP([.L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H">
            <text:p>H</text:p>
          </table:table-cell>
          <table:table-cell table:formula="of:=RIGHT([.E88];1)" office:value-type="string" office:string-value="H">
            <text:p>H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チャービル">
            <text:p>チャービル</text:p>
          </table:table-cell>
          <table:table-cell table:formula="of:=VLOOKUP([.P8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チャービル">
            <text:p>チャービル</text:p>
          </table:table-cell>
          <table:table-cell table:formula="of:=VLOOKUP([.P8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0];&quot;-&quot;;[.F90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0];entries_item_list_3;2)" office:value-type="string" office:string-value="チャービル">
            <text:p>チャービル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チャービル">
            <text:p>チャービル</text:p>
          </table:table-cell>
          <table:table-cell table:formula="of:=VLOOKUP([.P9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1];&quot;-&quot;;[.F91])" office:value-type="string" office:string-value="DH-2:1">
            <text:p>DH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H">
            <text:p>H</text:p>
          </table:table-cell>
          <table:table-cell table:formula="of:=RIGHT([.E91];1)" office:value-type="string" office:string-value="H">
            <text:p>H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チャービル">
            <text:p>チャービル</text:p>
          </table:table-cell>
          <table:table-cell table:formula="of:=VLOOKUP([.P9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2];&quot;-&quot;;[.F92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7" table:formula="of:=VLOOKUP([.H9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2];entries_item_list_3;2)" office:value-type="string" office:string-value="ペパーミント">
            <text:p>ペパーミント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I">
            <text:p>I</text:p>
          </table:table-cell>
          <table:table-cell table:formula="of:=RIGHT([.E92];1)" office:value-type="string" office:string-value="I">
            <text:p>I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ペパーミント">
            <text:p>ペパーミント</text:p>
          </table:table-cell>
          <table:table-cell table:formula="of:=VLOOKUP([.P9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X">
            <text:p>X</text:p>
          </table:table-cell>
          <table:table-cell table:formula="of:=RIGHT([.E93];1)" office:value-type="string" office:string-value="X">
            <text:p>X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焼酎">
            <text:p>焼酎</text:p>
          </table:table-cell>
          <table:table-cell table:formula="of:=VLOOKUP([.P9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94];&quot;-&quot;;[.F94])" office:value-type="string" office:string-value="DX-2:1">
            <text:p>DX-2:1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X">
            <text:p>X</text:p>
          </table:table-cell>
          <table:table-cell table:formula="of:=RIGHT([.E94];1)" office:value-type="string" office:string-value="X">
            <text:p>X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焼酎">
            <text:p>焼酎</text:p>
          </table:table-cell>
          <table:table-cell table:formula="of:=VLOOKUP([.P9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5];entries_item_list_3;2)" office:value-type="string" office:string-value="ディル">
            <text:p>ディル</text:p>
          </table:table-cell>
          <table:table-cell table:number-columns-repeated="2"/>
          <table:table-cell table:formula="of:=LEFT([.E95];1)" office:value-type="string" office:string-value="E">
            <text:p>E</text:p>
          </table:table-cell>
          <table:table-cell table:formula="of:=MID([.E95];2;1)" office:value-type="string" office:string-value="F">
            <text:p>F</text:p>
          </table:table-cell>
          <table:table-cell table:formula="of:=RIGHT([.E95];1)" office:value-type="string" office:string-value="F">
            <text:p>F</text:p>
          </table:table-cell>
          <table:table-cell table:formula="of:=VLOOKUP([.N95];entries_item_list_3;2)" office:value-type="string" office:string-value="生姜">
            <text:p>生姜</text:p>
          </table:table-cell>
          <table:table-cell table:formula="of:=VLOOKUP([.O95];entries_item_list_3;2)" office:value-type="string" office:string-value="ディル">
            <text:p>ディル</text:p>
          </table:table-cell>
          <table:table-cell table:formula="of:=VLOOKUP([.P9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96];entries_item_list_3;2)" office:value-type="string" office:string-value="セージ">
            <text:p>セージ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G">
            <text:p>G</text:p>
          </table:table-cell>
          <table:table-cell table:formula="of:=RIGHT([.E97];1)" office:value-type="string" office:string-value="G">
            <text:p>G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セージ">
            <text:p>セージ</text:p>
          </table:table-cell>
          <table:table-cell table:formula="of:=VLOOKUP([.P9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G">
            <text:p>G</text:p>
          </table:table-cell>
          <table:table-cell table:formula="of:=RIGHT([.E98];1)" office:value-type="string" office:string-value="G">
            <text:p>G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セージ">
            <text:p>セージ</text:p>
          </table:table-cell>
          <table:table-cell table:formula="of:=VLOOKUP([.P9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9];&quot;-&quot;;[.F99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G">
            <text:p>G</text:p>
          </table:table-cell>
          <table:table-cell table:formula="of:=RIGHT([.E99];1)" office:value-type="string" office:string-value="G">
            <text:p>G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セージ">
            <text:p>セージ</text:p>
          </table:table-cell>
          <table:table-cell table:formula="of:=VLOOKUP([.P9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0];entries_item_list_3;2)" office:value-type="string" office:string-value="ディル">
            <text:p>ディル</text:p>
          </table:table-cell>
          <table:table-cell table:number-columns-repeated="2"/>
          <table:table-cell table:formula="of:=LEFT([.E100];1)" office:value-type="string" office:string-value="F">
            <text:p>F</text:p>
          </table:table-cell>
          <table:table-cell table:formula="of:=MID([.E100];2;1)" office:value-type="string" office:string-value="G">
            <text:p>G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ディル">
            <text:p>ディル</text:p>
          </table:table-cell>
          <table:table-cell table:formula="of:=VLOOKUP([.O100];entries_item_list_3;2)" office:value-type="string" office:string-value="セージ">
            <text:p>セージ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G">
            <text:p>G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3];entries_item_list_3;2)" office:value-type="string" office:string-value="ペパーミント">
            <text:p>ペパーミント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I">
            <text:p>I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04];entries_item_list_3;2)" office:value-type="string" office:string-value="チャービル">
            <text:p>チャービル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105];&quot;-&quot;;[.F105])" office:value-type="string" office:string-value="FH-1:2">
            <text:p>FH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H">
            <text:p>H</text:p>
          </table:table-cell>
          <table:table-cell table:formula="of:=RIGHT([.E105];1)" office:value-type="string" office:string-value="H">
            <text:p>H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チャービル">
            <text:p>チャービル</text:p>
          </table:table-cell>
          <table:table-cell table:formula="of:=VLOOKUP([.P10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H">
            <text:p>H</text:p>
          </table:table-cell>
          <table:table-cell table:formula="of:=RIGHT([.E106];1)" office:value-type="string" office:string-value="H">
            <text:p>H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チャービル">
            <text:p>チャービル</text:p>
          </table:table-cell>
          <table:table-cell table:formula="of:=VLOOKUP([.P10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07];&quot;-&quot;;[.F10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07];entries_item_list_3;2)" office:value-type="string" office:string-value="ペパーミント">
            <text:p>ペパー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7];entries_item_list_3;2)" office:value-type="string" office:string-value="ディル">
            <text:p>ディル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I">
            <text:p>I</text:p>
          </table:table-cell>
          <table:table-cell table:formula="of:=RIGHT([.E107];1)" office:value-type="string" office:string-value="I">
            <text:p>I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ペパーミント">
            <text:p>ペパーミント</text:p>
          </table:table-cell>
          <table:table-cell table:formula="of:=VLOOKUP([.P10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8];&quot;-&quot;;[.F108])" office:value-type="string" office:string-value="G2-3">
            <text:p>G2-3</text:p>
          </table:table-cell>
          <table:table-cell table:number-columns-repeated="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G">
            <text:p>G</text:p>
          </table:table-cell>
          <table:table-cell table:formula="of:=MID([.E108];2;1)" office:value-type="string" office:string-value="2">
            <text:p>2</text:p>
          </table:table-cell>
          <table:table-cell table:formula="of:=RIGHT([.E108];1)" office:value-type="string" office:string-value="2">
            <text:p>2</text:p>
          </table:table-cell>
          <table:table-cell table:formula="of:=VLOOKUP([.N108];entries_item_list_3;2)" office:value-type="string" office:string-value="セージ">
            <text:p>セージ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9];entries_item_list_3;2)" office:value-type="string" office:string-value="チャービル">
            <text:p>チャービル</text:p>
          </table:table-cell>
          <table:table-cell table:formula="of:=LEFT([.E109];1)" office:value-type="string" office:string-value="G">
            <text:p>G</text:p>
          </table:table-cell>
          <table:table-cell table:formula="of:=MID([.E109];2;1)" office:value-type="string" office:string-value="H">
            <text:p>H</text:p>
          </table:table-cell>
          <table:table-cell table:formula="of:=RIGHT([.E109];1)" office:value-type="string" office:string-value="H">
            <text:p>H</text:p>
          </table:table-cell>
          <table:table-cell table:formula="of:=VLOOKUP([.N109];entries_item_list_3;2)" office:value-type="string" office:string-value="セージ">
            <text:p>セージ</text:p>
          </table:table-cell>
          <table:table-cell table:formula="of:=VLOOKUP([.O109];entries_item_list_3;2)" office:value-type="string" office:string-value="チャービル">
            <text:p>チャービル</text:p>
          </table:table-cell>
          <table:table-cell table:formula="of:=VLOOKUP([.P10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0];&quot;-&quot;;[.F110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G">
            <text:p>G</text:p>
          </table:table-cell>
          <table:table-cell table:formula="of:=MID([.E110];2;1)" office:value-type="string" office:string-value="H">
            <text:p>H</text:p>
          </table:table-cell>
          <table:table-cell table:formula="of:=RIGHT([.E110];1)" office:value-type="string" office:string-value="H">
            <text:p>H</text:p>
          </table:table-cell>
          <table:table-cell table:formula="of:=VLOOKUP([.N110];entries_item_list_3;2)" office:value-type="string" office:string-value="セージ">
            <text:p>セージ</text:p>
          </table:table-cell>
          <table:table-cell table:formula="of:=VLOOKUP([.O110];entries_item_list_3;2)" office:value-type="string" office:string-value="チャービル">
            <text:p>チャービル</text:p>
          </table:table-cell>
          <table:table-cell table:formula="of:=VLOOKUP([.P11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1];&quot;-&quot;;[.F111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G">
            <text:p>G</text:p>
          </table:table-cell>
          <table:table-cell table:formula="of:=MID([.E111];2;1)" office:value-type="string" office:string-value="H">
            <text:p>H</text:p>
          </table:table-cell>
          <table:table-cell table:formula="of:=RIGHT([.E111];1)" office:value-type="string" office:string-value="H">
            <text:p>H</text:p>
          </table:table-cell>
          <table:table-cell table:formula="of:=VLOOKUP([.N111];entries_item_list_3;2)" office:value-type="string" office:string-value="セージ">
            <text:p>セージ</text:p>
          </table:table-cell>
          <table:table-cell table:formula="of:=VLOOKUP([.O111];entries_item_list_3;2)" office:value-type="string" office:string-value="チャービル">
            <text:p>チャービル</text:p>
          </table:table-cell>
          <table:table-cell table:formula="of:=VLOOKUP([.P11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2];&quot;-&quot;;[.F11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2];entries_item_list_3;2)" office:value-type="float" office:value="0">
            <text:p>#N/A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G">
            <text:p>G</text:p>
          </table:table-cell>
          <table:table-cell table:formula="of:=MID([.E112];2;1)" office:value-type="string" office:string-value="H">
            <text:p>H</text:p>
          </table:table-cell>
          <table:table-cell table:formula="of:=RIGHT([.E112];1)" office:value-type="string" office:string-value="H">
            <text:p>H</text:p>
          </table:table-cell>
          <table:table-cell table:formula="of:=VLOOKUP([.N112];entries_item_list_3;2)" office:value-type="string" office:string-value="セージ">
            <text:p>セージ</text:p>
          </table:table-cell>
          <table:table-cell table:formula="of:=VLOOKUP([.O112];entries_item_list_3;2)" office:value-type="string" office:string-value="チャービル">
            <text:p>チャービル</text:p>
          </table:table-cell>
          <table:table-cell table:formula="of:=VLOOKUP([.P11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3];entries_item_list_3;2)" office:value-type="float" office:value="0">
            <text:p>#N/A</text:p>
          </table:table-cell>
          <table:table-cell table:number-columns-repeated="2"/>
          <table:table-cell table:formula="of:=LEFT([.E113];1)" office:value-type="string" office:string-value="G">
            <text:p>G</text:p>
          </table:table-cell>
          <table:table-cell table:formula="of:=MID([.E113];2;1)" office:value-type="string" office:string-value="X">
            <text:p>X</text:p>
          </table:table-cell>
          <table:table-cell table:formula="of:=RIGHT([.E113];1)" office:value-type="string" office:string-value="X">
            <text:p>X</text:p>
          </table:table-cell>
          <table:table-cell table:formula="of:=VLOOKUP([.N113];entries_item_list_3;2)" office:value-type="string" office:string-value="セージ">
            <text:p>セージ</text:p>
          </table:table-cell>
          <table:table-cell table:formula="of:=VLOOKUP([.O113];entries_item_list_3;2)" office:value-type="string" office:string-value="焼酎">
            <text:p>焼酎</text:p>
          </table:table-cell>
          <table:table-cell table:formula="of:=VLOOKUP([.P11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 table:number-columns-repeated="2"/>
          <table:table-cell table:formula="of:=LEFT([.E114];1)" office:value-type="string" office:string-value="G">
            <text:p>G</text:p>
          </table:table-cell>
          <table:table-cell table:formula="of:=MID([.E114];2;1)" office:value-type="string" office:string-value="X">
            <text:p>X</text:p>
          </table:table-cell>
          <table:table-cell table:formula="of:=RIGHT([.E114];1)" office:value-type="string" office:string-value="X">
            <text:p>X</text:p>
          </table:table-cell>
          <table:table-cell table:formula="of:=VLOOKUP([.N114];entries_item_list_3;2)" office:value-type="string" office:string-value="セージ">
            <text:p>セージ</text:p>
          </table:table-cell>
          <table:table-cell table:formula="of:=VLOOKUP([.O114];entries_item_list_3;2)" office:value-type="string" office:string-value="焼酎">
            <text:p>焼酎</text:p>
          </table:table-cell>
          <table:table-cell table:formula="of:=VLOOKUP([.P11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5];&quot;-&quot;;[.F115])" office:value-type="string" office:string-value="FG-2:1">
            <text:p>FG-2:1</text:p>
          </table:table-cell>
          <table:table-cell office:value-type="string">
            <text:p>F</text:p>
          </table:table-cell>
          <table:table-cell table:style-name="ce17" table:formula="of:=VLOOKUP([.H115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5];entries_item_list_3;2)" office:value-type="string" office:string-value="ディル">
            <text:p>ディル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G">
            <text:p>G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3T00:37:29.67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6];&quot;-&quot;;[.F116])" office:value-type="string" office:string-value="FG-2:1">
            <text:p>FG-2:1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G">
            <text:p>G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17];&quot;-&quot;;[.F11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18];&quot;-&quot;;[.F118])" office:value-type="string" office:string-value="GI-2:1">
            <text:p>GI-2:1</text:p>
          </table:table-cell>
          <table:table-cell/>
          <table:table-cell table:style-name="ce17" table:formula="of:=VLOOKUP([.H118];entries_item_list_3;2)" office:value-type="float" office:value="0">
            <text:p>#N/A</text:p>
          </table:table-cell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9];&quot;-&quot;;[.F119])" office:value-type="string" office:string-value="-">
            <text:p>-</text:p>
          </table:table-cell>
          <table:table-cell/>
          <table:table-cell table:style-name="ce17" table:formula="of:=VLOOKUP([.H119];entries_item_list_3;2)" office:value-type="float" office:value="0">
            <text:p>#N/A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>
            <text:p/>
          </table:table-cell>
          <table:table-cell table:formula="of:=MID([.E119];2;1)">
            <text:p/>
          </table:table-cell>
          <table:table-cell table:formula="of:=RIGHT([.E119];1)">
            <text:p/>
          </table:table-cell>
          <table:table-cell table:formula="of:=VLOOKUP([.N119];entries_item_list_3;2)" office:value-type="float" office:value="0">
            <text:p>#N/A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0];&quot;-&quot;;[.F120])" office:value-type="string" office:string-value="-">
            <text:p>-</text:p>
          </table:table-cell>
          <table:table-cell/>
          <table:table-cell table:style-name="ce17" table:formula="of:=VLOOKUP([.H120];entries_item_list_3;2)" office:value-type="float" office:value="0">
            <text:p>#N/A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>
            <text:p/>
          </table:table-cell>
          <table:table-cell table:formula="of:=MID([.E120];2;1)">
            <text:p/>
          </table:table-cell>
          <table:table-cell table:formula="of:=RIGHT([.E120];1)">
            <text:p/>
          </table:table-cell>
          <table:table-cell table:formula="of:=VLOOKUP([.N120];entries_item_list_3;2)" office:value-type="float" office:value="0">
            <text:p>#N/A</text:p>
          </table:table-cell>
          <table:table-cell table:formula="of:=VLOOKUP([.O120];entries_item_list_3;2)" office:value-type="float" office:value="0">
            <text:p>#N/A</text:p>
          </table:table-cell>
          <table:table-cell table:formula="of:=VLOOKUP([.P12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1];&quot;-&quot;;[.F121])" office:value-type="string" office:string-value="-">
            <text:p>-</text:p>
          </table:table-cell>
          <table:table-cell/>
          <table:table-cell table:style-name="ce17" table:formula="of:=VLOOKUP([.H121];entries_item_list_3;2)" office:value-type="float" office:value="0">
            <text:p>#N/A</text:p>
          </table:table-cell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>
            <text:p/>
          </table:table-cell>
          <table:table-cell table:formula="of:=MID([.E121];2;1)">
            <text:p/>
          </table:table-cell>
          <table:table-cell table:formula="of:=RIGHT([.E121];1)">
            <text:p/>
          </table:table-cell>
          <table:table-cell table:formula="of:=VLOOKUP([.N121];entries_item_list_3;2)" office:value-type="float" office:value="0">
            <text:p>#N/A</text:p>
          </table:table-cell>
          <table:table-cell table:formula="of:=VLOOKUP([.O121];entries_item_list_3;2)" office:value-type="float" office:value="0">
            <text:p>#N/A</text:p>
          </table:table-cell>
          <table:table-cell table:formula="of:=VLOOKUP([.P12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2];&quot;-&quot;;[.F122])" office:value-type="string" office:string-value="-">
            <text:p>-</text:p>
          </table:table-cell>
          <table:table-cell/>
          <table:table-cell table:style-name="ce17" table:formula="of:=VLOOKUP([.H122];entries_item_list_3;2)" office:value-type="float" office:value="0">
            <text:p>#N/A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>
            <text:p/>
          </table:table-cell>
          <table:table-cell table:formula="of:=MID([.E122];2;1)">
            <text:p/>
          </table:table-cell>
          <table:table-cell table:formula="of:=RIGHT([.E122];1)">
            <text:p/>
          </table:table-cell>
          <table:table-cell table:formula="of:=VLOOKUP([.N122];entries_item_list_3;2)" office:value-type="float" office:value="0">
            <text:p>#N/A</text:p>
          </table:table-cell>
          <table:table-cell table:formula="of:=VLOOKUP([.O122];entries_item_list_3;2)" office:value-type="float" office:value="0">
            <text:p>#N/A</text:p>
          </table:table-cell>
          <table:table-cell table:formula="of:=VLOOKUP([.P12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3];&quot;-&quot;;[.F123])" office:value-type="string" office:string-value="-">
            <text:p>-</text:p>
          </table:table-cell>
          <table:table-cell/>
          <table:table-cell table:style-name="ce17" table:formula="of:=VLOOKUP([.H123];entries_item_list_3;2)" office:value-type="float" office:value="0">
            <text:p>#N/A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>
            <text:p/>
          </table:table-cell>
          <table:table-cell table:formula="of:=MID([.E123];2;1)">
            <text:p/>
          </table:table-cell>
          <table:table-cell table:formula="of:=RIGHT([.E123];1)">
            <text:p/>
          </table:table-cell>
          <table:table-cell table:formula="of:=VLOOKUP([.N123];entries_item_list_3;2)" office:value-type="float" office:value="0">
            <text:p>#N/A</text:p>
          </table:table-cell>
          <table:table-cell table:formula="of:=VLOOKUP([.O123];entries_item_list_3;2)" office:value-type="float" office:value="0">
            <text:p>#N/A</text:p>
          </table:table-cell>
          <table:table-cell table:formula="of:=VLOOKUP([.P12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4];&quot;-&quot;;[.F124])" office:value-type="string" office:string-value="-">
            <text:p>-</text:p>
          </table:table-cell>
          <table:table-cell/>
          <table:table-cell table:style-name="ce17" table:formula="of:=VLOOKUP([.H124];entries_item_list_3;2)" office:value-type="float" office:value="0">
            <text:p>#N/A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/>
          <table:table-cell table:formula="of:=VLOOKUP([.L124];entries_item_list_3;2)" office:value-type="float" office:value="0">
            <text:p>#N/A</text:p>
          </table:table-cell>
          <table:table-cell table:formula="of:=LEFT([.E124];1)">
            <text:p/>
          </table:table-cell>
          <table:table-cell table:formula="of:=MID([.E124];2;1)">
            <text:p/>
          </table:table-cell>
          <table:table-cell table:formula="of:=RIGHT([.E124];1)">
            <text:p/>
          </table:table-cell>
          <table:table-cell table:formula="of:=VLOOKUP([.N124];entries_item_list_3;2)" office:value-type="float" office:value="0">
            <text:p>#N/A</text:p>
          </table:table-cell>
          <table:table-cell table:formula="of:=VLOOKUP([.O124];entries_item_list_3;2)" office:value-type="float" office:value="0">
            <text:p>#N/A</text:p>
          </table:table-cell>
          <table:table-cell table:formula="of:=VLOOKUP([.P12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5];&quot;-&quot;;[.F125])" office:value-type="string" office:string-value="-">
            <text:p>-</text:p>
          </table:table-cell>
          <table:table-cell/>
          <table:table-cell table:style-name="ce17" table:formula="of:=VLOOKUP([.H125];entries_item_list_3;2)" office:value-type="float" office:value="0">
            <text:p>#N/A</text:p>
          </table:table-cell>
          <table:table-cell/>
          <table:table-cell table:formula="of:=VLOOKUP([.J125];entries_item_list_3;2)" office:value-type="float" office:value="0">
            <text:p>#N/A</text:p>
          </table:table-cell>
          <table:table-cell/>
          <table:table-cell table:formula="of:=VLOOKUP([.L125];entries_item_list_3;2)" office:value-type="float" office:value="0">
            <text:p>#N/A</text:p>
          </table:table-cell>
          <table:table-cell table:formula="of:=LEFT([.E125];1)">
            <text:p/>
          </table:table-cell>
          <table:table-cell table:formula="of:=MID([.E125];2;1)">
            <text:p/>
          </table:table-cell>
          <table:table-cell table:formula="of:=RIGHT([.E125];1)">
            <text:p/>
          </table:table-cell>
          <table:table-cell table:formula="of:=VLOOKUP([.N125];entries_item_list_3;2)" office:value-type="float" office:value="0">
            <text:p>#N/A</text:p>
          </table:table-cell>
          <table:table-cell table:formula="of:=VLOOKUP([.O125];entries_item_list_3;2)" office:value-type="float" office:value="0">
            <text:p>#N/A</text:p>
          </table:table-cell>
          <table:table-cell table:formula="of:=VLOOKUP([.P12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6];&quot;-&quot;;[.F126])" office:value-type="string" office:string-value="-">
            <text:p>-</text:p>
          </table:table-cell>
          <table:table-cell/>
          <table:table-cell table:style-name="ce17" table:formula="of:=VLOOKUP([.H126];entries_item_list_3;2)" office:value-type="float" office:value="0">
            <text:p>#N/A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>
            <text:p/>
          </table:table-cell>
          <table:table-cell table:formula="of:=MID([.E126];2;1)">
            <text:p/>
          </table:table-cell>
          <table:table-cell table:formula="of:=RIGHT([.E126];1)">
            <text:p/>
          </table:table-cell>
          <table:table-cell table:formula="of:=VLOOKUP([.N126];entries_item_list_3;2)" office:value-type="float" office:value="0">
            <text:p>#N/A</text:p>
          </table:table-cell>
          <table:table-cell table:formula="of:=VLOOKUP([.O126];entries_item_list_3;2)" office:value-type="float" office:value="0">
            <text:p>#N/A</text:p>
          </table:table-cell>
          <table:table-cell table:formula="of:=VLOOKUP([.P12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7];&quot;-&quot;;[.F127])" office:value-type="string" office:string-value="-">
            <text:p>-</text:p>
          </table:table-cell>
          <table:table-cell/>
          <table:table-cell table:style-name="ce17" table:formula="of:=VLOOKUP([.H127];entries_item_list_3;2)" office:value-type="float" office:value="0">
            <text:p>#N/A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>
            <text:p/>
          </table:table-cell>
          <table:table-cell table:formula="of:=MID([.E127];2;1)">
            <text:p/>
          </table:table-cell>
          <table:table-cell table:formula="of:=RIGHT([.E127];1)">
            <text:p/>
          </table:table-cell>
          <table:table-cell table:formula="of:=VLOOKUP([.N127];entries_item_list_3;2)" office:value-type="float" office:value="0">
            <text:p>#N/A</text:p>
          </table:table-cell>
          <table:table-cell table:formula="of:=VLOOKUP([.O127];entries_item_list_3;2)" office:value-type="float" office:value="0">
            <text:p>#N/A</text:p>
          </table:table-cell>
          <table:table-cell table:formula="of:=VLOOKUP([.P12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3T00:56:49.53">
            <text:p>2021/7/13 0:56</text:p>
          </table:table-cell>
          <table:table-cell table:style-name="ce6" table:formula="of:=NOW()" office:value-type="date" office:date-value="2021-07-13T00:56:49.53">
            <text:p>2021/7/13 0:5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3T00:56:49.53">
            <text:p>2021/7/13 0:5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table:formula="of:=[.R134]" office:value-type="string" office:string-value="I-3">
            <text:p>I-3</text:p>
          </table:table-cell>
          <table:table-cell table:style-name="Default" table:formula="of:=[.S13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34];[.N134])" office:value-type="string" office:string-value="A2">
            <text:p>A2</text:p>
          </table:table-cell>
          <table:table-cell table:style-name="ce10" table:formula="of:=COUNTIF([.$E$2:.$E$110];[.O13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46];&quot;-&quot;;[.Q137])" office:value-type="string" office:string-value="I-3">
            <text:p>I-3</text:p>
          </table:table-cell>
          <table:table-cell table:style-name="ce10" table:formula="of:=COUNTIF(list_of_concatenated_id;[.R13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5]" office:value-type="string" office:string-value="A2-2:1">
            <text:p>A2-2:1</text:p>
          </table:table-cell>
          <table:table-cell table:style-name="Default" table:formula="of:=[.S13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35];[.N135])" office:value-type="string" office:string-value="AB">
            <text:p>AB</text:p>
          </table:table-cell>
          <table:table-cell table:style-name="ce10" table:formula="of:=COUNTIF([.$E$2:.$E$110];[.O13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34];&quot;-&quot;;[.Q136])" office:value-type="string" office:string-value="A2-2:1">
            <text:p>A2-2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6]" office:value-type="string" office:string-value="A2-3">
            <text:p>A2-3</text:p>
          </table:table-cell>
          <table:table-cell table:style-name="Default" table:formula="of:=[.S13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6];[.N136])" office:value-type="string" office:string-value="AD">
            <text:p>AD</text:p>
          </table:table-cell>
          <table:table-cell table:style-name="ce10" table:formula="of:=COUNTIF([.$E$2:.$E$110];[.O13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34];&quot;-&quot;;[.Q137])" office:value-type="string" office:string-value="A2-3">
            <text:p>A2-3</text:p>
          </table:table-cell>
          <table:table-cell table:style-name="ce10" table:formula="of:=COUNTIF(list_of_concatenated_id;[.R13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7]" office:value-type="string" office:string-value="AB-1:1">
            <text:p>AB-1:1</text:p>
          </table:table-cell>
          <table:table-cell table:style-name="Default" table:formula="of:=[.S13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AE">
            <text:p>AE</text:p>
          </table:table-cell>
          <table:table-cell table:style-name="ce10" table:formula="of:=COUNTIF([.$E$2:.$E$110];[.O13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35];&quot;-&quot;;[.Q134])" office:value-type="string" office:string-value="AB-1:1">
            <text:p>AB-1:1</text:p>
          </table:table-cell>
          <table:table-cell table:style-name="ce10" table:formula="of:=COUNTIF(list_of_concatenated_id;[.R13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8]" office:value-type="string" office:string-value="AB-1:2">
            <text:p>AB-1:2</text:p>
          </table:table-cell>
          <table:table-cell table:style-name="Default" table:formula="of:=[.S13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AF">
            <text:p>AF</text:p>
          </table:table-cell>
          <table:table-cell table:style-name="ce10" table:formula="of:=COUNTIF([.$E$2:.$E$110];[.O13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35];&quot;-&quot;;[.Q135])" office:value-type="string" office:string-value="AB-1:2">
            <text:p>AB-1:2</text:p>
          </table:table-cell>
          <table:table-cell table:style-name="ce10" table:formula="of:=COUNTIF(list_of_concatenated_id;[.R13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9]" office:value-type="string" office:string-value="AB-2:1">
            <text:p>AB-2:1</text:p>
          </table:table-cell>
          <table:table-cell table:style-name="Default" table:formula="of:=[.S13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AG">
            <text:p>AG</text:p>
          </table:table-cell>
          <table:table-cell table:style-name="ce10" table:formula="of:=COUNTIF([.$E$2:.$E$110];[.O139])" office:value-type="float" office:value="8">
            <text:p>8</text:p>
          </table:table-cell>
          <table:table-cell table:style-name="ce26"/>
          <table:table-cell table:style-name="ce10" table:formula="of:=CONCATENATE([.$O$135];&quot;-&quot;;[.Q136])" office:value-type="string" office:string-value="AB-2:1">
            <text:p>AB-2:1</text:p>
          </table:table-cell>
          <table:table-cell table:style-name="ce10" table:formula="of:=COUNTIF(list_of_concatenated_id;[.R13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0]" office:value-type="string" office:string-value="AD-1:1">
            <text:p>AD-1:1</text:p>
          </table:table-cell>
          <table:table-cell table:style-name="Default" table:formula="of:=[.S14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0];[.N140])" office:value-type="string" office:string-value="AI">
            <text:p>AI</text:p>
          </table:table-cell>
          <table:table-cell table:style-name="ce10" table:formula="of:=COUNTIF([.$E$2:.$E$110];[.O140])" office:value-type="float" office:value="2">
            <text:p>2</text:p>
          </table:table-cell>
          <table:table-cell table:style-name="ce26"/>
          <table:table-cell table:style-name="ce10" table:formula="of:=CONCATENATE([.$O$136];&quot;-&quot;;[.Q134])" office:value-type="string" office:string-value="AD-1:1">
            <text:p>AD-1:1</text:p>
          </table:table-cell>
          <table:table-cell table:style-name="ce10" table:formula="of:=COUNTIF(list_of_concatenated_id;[.R14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1]" office:value-type="string" office:string-value="AD-1:2">
            <text:p>AD-1:2</text:p>
          </table:table-cell>
          <table:table-cell table:style-name="Default" table:formula="of:=[.S14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1];[.N141])" office:value-type="string" office:string-value="BD">
            <text:p>BD</text:p>
          </table:table-cell>
          <table:table-cell table:style-name="ce10" table:formula="of:=COUNTIF([.$E$2:.$E$110];[.O141])" office:value-type="float" office:value="3">
            <text:p>3</text:p>
          </table:table-cell>
          <table:table-cell table:style-name="ce26"/>
          <table:table-cell table:style-name="ce10" table:formula="of:=CONCATENATE([.$O$136];&quot;-&quot;;[.Q135])" office:value-type="string" office:string-value="AD-1:2">
            <text:p>AD-1:2</text:p>
          </table:table-cell>
          <table:table-cell table:style-name="ce10" table:formula="of:=COUNTIF(list_of_concatenated_id;[.R14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2]" office:value-type="string" office:string-value="AD-2:1">
            <text:p>AD-2:1</text:p>
          </table:table-cell>
          <table:table-cell table:style-name="Default" table:formula="of:=[.S14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2];[.N142])" office:value-type="string" office:string-value="BF">
            <text:p>BF</text:p>
          </table:table-cell>
          <table:table-cell table:style-name="ce10" table:formula="of:=COUNTIF([.$E$2:.$E$110];[.O142])" office:value-type="float" office:value="1">
            <text:p>1</text:p>
          </table:table-cell>
          <table:table-cell table:style-name="ce26"/>
          <table:table-cell table:style-name="ce10" table:formula="of:=CONCATENATE([.$O$136];&quot;-&quot;;[.Q136])" office:value-type="string" office:string-value="AD-2:1">
            <text:p>AD-2:1</text:p>
          </table:table-cell>
          <table:table-cell table:style-name="ce10" table:formula="of:=COUNTIF(list_of_concatenated_id;[.R14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3]" office:value-type="string" office:string-value="AF-1:1">
            <text:p>AF-1:1</text:p>
          </table:table-cell>
          <table:table-cell table:style-name="Default" table:formula="of:=[.S14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3];[.N143])" office:value-type="string" office:string-value="BG">
            <text:p>BG</text:p>
          </table:table-cell>
          <table:table-cell table:style-name="ce10" table:formula="of:=COUNTIF([.$E$2:.$E$110];[.O143])" office:value-type="float" office:value="2">
            <text:p>2</text:p>
          </table:table-cell>
          <table:table-cell table:style-name="ce26"/>
          <table:table-cell table:style-name="ce10" table:formula="of:=CONCATENATE([.$O$138];&quot;-&quot;;[.$Q134])" office:value-type="string" office:string-value="AF-1:1">
            <text:p>AF-1:1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4]" office:value-type="string" office:string-value="AF-1:2">
            <text:p>AF-1:2</text:p>
          </table:table-cell>
          <table:table-cell table:style-name="Default" table:formula="of:=[.S14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4];[.N144])" office:value-type="string" office:string-value="BI">
            <text:p>BI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/>
          <table:table-cell table:style-name="ce10" table:formula="of:=CONCATENATE([.$O$138];&quot;-&quot;;[.$Q135])" office:value-type="string" office:string-value="AF-1:2">
            <text:p>AF-1:2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5]" office:value-type="string" office:string-value="AF-2:1">
            <text:p>AF-2:1</text:p>
          </table:table-cell>
          <table:table-cell table:style-name="Default" table:formula="of:=[.S14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45];[.N145])" office:value-type="string" office:string-value="DH">
            <text:p>DH</text:p>
          </table:table-cell>
          <table:table-cell table:style-name="ce10" table:formula="of:=COUNTIF([.$E$2:.$E$110];[.O145])" office:value-type="float" office:value="5">
            <text:p>5</text:p>
          </table:table-cell>
          <table:table-cell table:style-name="ce26"/>
          <table:table-cell table:style-name="ce10" table:formula="of:=CONCATENATE([.$O$138];&quot;-&quot;;[.$Q136])" office:value-type="string" office:string-value="AF-2:1">
            <text:p>AF-2:1</text:p>
          </table:table-cell>
          <table:table-cell table:style-name="ce10" table:formula="of:=COUNTIF(list_of_concatenated_id;[.R14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6]" office:value-type="string" office:string-value="AG-1:1">
            <text:p>AG-1:1</text:p>
          </table:table-cell>
          <table:table-cell table:style-name="Default" table:formula="of:=[.S14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6];[.N146])" office:value-type="string" office:string-value="DI">
            <text:p>DI</text:p>
          </table:table-cell>
          <table:table-cell table:style-name="ce10" table:formula="of:=COUNTIF([.$E$2:.$E$110];[.O146])" office:value-type="float" office:value="1">
            <text:p>1</text:p>
          </table:table-cell>
          <table:table-cell table:style-name="ce26"/>
          <table:table-cell table:style-name="ce10" table:formula="of:=CONCATENATE([.$O$139];&quot;-&quot;;[.$Q134])" office:value-type="string" office:string-value="AG-1:1">
            <text:p>AG-1:1</text:p>
          </table:table-cell>
          <table:table-cell table:style-name="ce10" table:formula="of:=COUNTIF(list_of_concatenated_id;[.R14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7]" office:value-type="string" office:string-value="AG-1:2">
            <text:p>AG-1:2</text:p>
          </table:table-cell>
          <table:table-cell table:style-name="Default" table:formula="of:=[.S14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4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DE">
            <text:p>DE</text:p>
          </table:table-cell>
          <table:table-cell table:style-name="ce10" table:formula="of:=COUNTIF([.$E$2:.$E$110];[.O147])" office:value-type="float" office:value="1">
            <text:p>1</text:p>
          </table:table-cell>
          <table:table-cell table:style-name="Default"/>
          <table:table-cell table:style-name="ce10" table:formula="of:=CONCATENATE([.$O$139];&quot;-&quot;;[.$Q135])" office:value-type="string" office:string-value="AG-1:2">
            <text:p>AG-1:2</text:p>
          </table:table-cell>
          <table:table-cell table:style-name="ce10" table:formula="of:=COUNTIF(list_of_concatenated_id;[.R14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8]" office:value-type="string" office:string-value="AG-2:1">
            <text:p>AG-2:1</text:p>
          </table:table-cell>
          <table:table-cell table:style-name="Default" table:formula="of:=[.S14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4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DF">
            <text:p>DF</text:p>
          </table:table-cell>
          <table:table-cell table:style-name="ce10" table:formula="of:=COUNTIF([.$E$2:.$E$110];[.O148])" office:value-type="float" office:value="8">
            <text:p>8</text:p>
          </table:table-cell>
          <table:table-cell table:style-name="Default"/>
          <table:table-cell table:style-name="ce10" table:formula="of:=CONCATENATE([.$O$139];&quot;-&quot;;[.$Q136])" office:value-type="string" office:string-value="AG-2:1">
            <text:p>AG-2:1</text:p>
          </table:table-cell>
          <table:table-cell table:style-name="ce10" table:formula="of:=COUNTIF(list_of_concatenated_id;[.R14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9]" office:value-type="string" office:string-value="AI-1:2">
            <text:p>AI-1:2</text:p>
          </table:table-cell>
          <table:table-cell table:style-name="Default" table:formula="of:=[.S149]" office:value-type="float" office:value="1">
            <text:p>1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4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DG">
            <text:p>DG</text:p>
          </table:table-cell>
          <table:table-cell table:style-name="ce10" table:formula="of:=COUNTIF([.$E$2:.$E$110];[.O149])" office:value-type="float" office:value="9">
            <text:p>9</text:p>
          </table:table-cell>
          <table:table-cell table:style-name="Default"/>
          <table:table-cell table:style-name="ce10" table:formula="of:=CONCATENATE([.$O$140];&quot;-&quot;;[.$Q135])" office:value-type="string" office:string-value="AI-1:2">
            <text:p>AI-1:2</text:p>
          </table:table-cell>
          <table:table-cell table:style-name="ce10" table:formula="of:=COUNTIF(list_of_concatenated_id;[.R14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0]" office:value-type="string" office:string-value="AI-2:1">
            <text:p>AI-2:1</text:p>
          </table:table-cell>
          <table:table-cell table:style-name="Default" table:formula="of:=[.S150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0];[.N150])" office:value-type="string" office:string-value="FG">
            <text:p>FG</text:p>
          </table:table-cell>
          <table:table-cell table:style-name="ce10" table:formula="of:=COUNTIF([.$E$2:.$E$110];[.O150])" office:value-type="float" office:value="6">
            <text:p>6</text:p>
          </table:table-cell>
          <table:table-cell table:style-name="Default"/>
          <table:table-cell table:style-name="ce10" table:formula="of:=CONCATENATE([.$O$140];&quot;-&quot;;[.$Q136])" office:value-type="string" office:string-value="AI-2:1">
            <text:p>AI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1]" office:value-type="string" office:string-value="BD-1:2">
            <text:p>BD-1:2</text:p>
          </table:table-cell>
          <table:table-cell table:style-name="Default" table:formula="of:=[.S15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1];[.N151])" office:value-type="string" office:string-value="FH">
            <text:p>FH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Default"/>
          <table:table-cell table:style-name="ce10" table:formula="of:=CONCATENATE([.$O$141];&quot;-&quot;;[.$Q135])" office:value-type="string" office:string-value="BD-1:2">
            <text:p>BD-1:2</text:p>
          </table:table-cell>
          <table:table-cell table:style-name="ce10" table:formula="of:=COUNTIF(list_of_concatenated_id;[.R15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2]" office:value-type="string" office:string-value="BD-2:1">
            <text:p>BD-2:1</text:p>
          </table:table-cell>
          <table:table-cell table:style-name="Default" table:formula="of:=[.S15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2];[.N152])" office:value-type="string" office:string-value="FI">
            <text:p>FI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Default"/>
          <table:table-cell table:style-name="ce10" table:formula="of:=CONCATENATE([.$O$141];&quot;-&quot;;[.$Q136])" office:value-type="string" office:string-value="BD-2:1">
            <text:p>BD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3]" office:value-type="string" office:string-value="BF-1:2">
            <text:p>BF-1:2</text:p>
          </table:table-cell>
          <table:table-cell table:style-name="Default" table:formula="of:=[.S15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53];[.N153])" office:value-type="string" office:string-value="FX">
            <text:p>FX</text:p>
          </table:table-cell>
          <table:table-cell table:style-name="ce10" table:formula="of:=COUNTIF([.$E$2:.$E$110];[.O153])" office:value-type="float" office:value="0">
            <text:p>0</text:p>
          </table:table-cell>
          <table:table-cell table:style-name="Default"/>
          <table:table-cell table:style-name="ce10" table:formula="of:=CONCATENATE([.$O$142];&quot;-&quot;;[.$Q135])" office:value-type="string" office:string-value="BF-1:2">
            <text:p>BF-1:2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4]" office:value-type="string" office:string-value="BF-2:1">
            <text:p>BF-2:1</text:p>
          </table:table-cell>
          <table:table-cell table:style-name="Default" table:formula="of:=[.S154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54];[.N154])" office:value-type="string" office:string-value="GG2">
            <text:p>GG2</text:p>
          </table:table-cell>
          <table:table-cell table:style-name="ce10" table:formula="of:=COUNTIF([.$E$2:.$E$110];[.O154])" office:value-type="float" office:value="0">
            <text:p>0</text:p>
          </table:table-cell>
          <table:table-cell table:style-name="Default"/>
          <table:table-cell table:style-name="ce10" table:formula="of:=CONCATENATE([.$O$142];&quot;-&quot;;[.$Q136])" office:value-type="string" office:string-value="BF-2:1">
            <text:p>BF-2:1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5]" office:value-type="string" office:string-value="BG-1:2">
            <text:p>BG-1:2</text:p>
          </table:table-cell>
          <table:table-cell table:style-name="Default" table:formula="of:=[.S15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GH">
            <text:p>GH</text:p>
          </table:table-cell>
          <table:table-cell table:style-name="ce10" table:formula="of:=COUNTIF([.$E$2:.$E$110];[.O155])" office:value-type="float" office:value="2">
            <text:p>2</text:p>
          </table:table-cell>
          <table:table-cell table:style-name="Default"/>
          <table:table-cell table:style-name="ce10" table:formula="of:=CONCATENATE([.$O$143];&quot;-&quot;;[.$Q135])" office:value-type="string" office:string-value="BG-1:2">
            <text:p>BG-1:2</text:p>
          </table:table-cell>
          <table:table-cell table:style-name="ce10" table:formula="of:=COUNTIF(list_of_concatenated_id;[.R15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6]" office:value-type="string" office:string-value="BG-2:1">
            <text:p>BG-2:1</text:p>
          </table:table-cell>
          <table:table-cell table:style-name="Default" table:formula="of:=[.S156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GI">
            <text:p>GI</text:p>
          </table:table-cell>
          <table:table-cell table:style-name="ce10" table:formula="of:=COUNTIF([.$E$2:.$E$110];[.O156])" office:value-type="float" office:value="0">
            <text:p>0</text:p>
          </table:table-cell>
          <table:table-cell table:style-name="Default"/>
          <table:table-cell table:style-name="ce10" table:formula="of:=CONCATENATE([.$O$143];&quot;-&quot;;[.$Q136])" office:value-type="string" office:string-value="BG-2:1">
            <text:p>BG-2:1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7]" office:value-type="string" office:string-value="BI-1:2">
            <text:p>BI-1:2</text:p>
          </table:table-cell>
          <table:table-cell table:style-name="Default" table:formula="of:=[.S15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57];[.N157])">
            <text:p/>
          </table:table-cell>
          <table:table-cell table:style-name="ce10" table:formula="of:=COUNTIF([.$E$2:.$E$110];[.O157])" office:value-type="float" office:value="0">
            <text:p>0</text:p>
          </table:table-cell>
          <table:table-cell table:style-name="Default"/>
          <table:table-cell table:style-name="ce10" table:formula="of:=CONCATENATE([.$O$144];&quot;-&quot;;[.$Q135])" office:value-type="string" office:string-value="BI-1:2">
            <text:p>BI-1:2</text:p>
          </table:table-cell>
          <table:table-cell table:style-name="ce10" table:formula="of:=COUNTIF(list_of_concatenated_id;[.R15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8]" office:value-type="string" office:string-value="BI-2:1">
            <text:p>BI-2:1</text:p>
          </table:table-cell>
          <table:table-cell table:style-name="Default" table:formula="of:=[.S15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4];&quot;-&quot;;[.$Q136])" office:value-type="string" office:string-value="BI-2:1">
            <text:p>BI-2:1</text:p>
          </table:table-cell>
          <table:table-cell table:style-name="ce10" table:formula="of:=COUNTIF(list_of_concatenated_id;[.R15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9]" office:value-type="string" office:string-value="D-3">
            <text:p>D-3</text:p>
          </table:table-cell>
          <table:table-cell table:style-name="Default" table:formula="of:=[.S15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36];&quot;-&quot;;[.$Q137])" office:value-type="string" office:string-value="D-3">
            <text:p>D-3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0]" office:value-type="string" office:string-value="DE-1:1">
            <text:p>DE-1:1</text:p>
          </table:table-cell>
          <table:table-cell table:style-name="Default" table:formula="of:=[.S16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0];[.M160];[.N16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47];&quot;-&quot;;[.$Q134])" office:value-type="string" office:string-value="DE-1:1">
            <text:p>DE-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1]" office:value-type="string" office:string-value="DE-1:2">
            <text:p>DE-1:2</text:p>
          </table:table-cell>
          <table:table-cell table:style-name="Default" table:formula="of:=[.S16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61];[.M161];[.N16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47];&quot;-&quot;;[.$Q135])" office:value-type="string" office:string-value="DE-1:2">
            <text:p>DE-1:2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2]" office:value-type="string" office:string-value="DE-2:1">
            <text:p>DE-2:1</text:p>
          </table:table-cell>
          <table:table-cell table:style-name="Default" table:formula="of:=[.S16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62];[.M162];[.N162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47];&quot;-&quot;;[.$Q136])" office:value-type="string" office:string-value="DE-2:1">
            <text:p>DE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3]" office:value-type="string" office:string-value="DF-1:1">
            <text:p>DF-1:1</text:p>
          </table:table-cell>
          <table:table-cell table:style-name="Default" table:formula="of:=[.S16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63];[.M163];[.N163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48];&quot;-&quot;;[.$Q134])" office:value-type="string" office:string-value="DF-1:1">
            <text:p>DF-1:1</text:p>
          </table:table-cell>
          <table:table-cell table:style-name="ce10" table:formula="of:=COUNTIF(list_of_concatenated_id;[.R16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4]" office:value-type="string" office:string-value="DF-1:2">
            <text:p>DF-1:2</text:p>
          </table:table-cell>
          <table:table-cell table:style-name="Default" table:formula="of:=[.S16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4];[.M164];[.N164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48];&quot;-&quot;;[.$Q135])" office:value-type="string" office:string-value="DF-1:2">
            <text:p>DF-1:2</text:p>
          </table:table-cell>
          <table:table-cell table:style-name="ce10" table:formula="of:=COUNTIF(list_of_concatenated_id;[.R16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5]" office:value-type="string" office:string-value="DF-2:1">
            <text:p>DF-2:1</text:p>
          </table:table-cell>
          <table:table-cell table:style-name="Default" table:formula="of:=[.S16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65];[.M165];[.N165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48];&quot;-&quot;;[.$Q136])" office:value-type="string" office:string-value="DF-2:1">
            <text:p>DF-2:1</text:p>
          </table:table-cell>
          <table:table-cell table:style-name="ce10" table:formula="of:=COUNTIF(list_of_concatenated_id;[.R16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6]" office:value-type="string" office:string-value="DG-1:1">
            <text:p>DG-1:1</text:p>
          </table:table-cell>
          <table:table-cell table:style-name="Default" table:formula="of:=[.S16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66];[.M166];[.N166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49];&quot;-&quot;;[.$Q134])" office:value-type="string" office:string-value="DG-1:1">
            <text:p>D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7]" office:value-type="string" office:string-value="DG-1:2">
            <text:p>DG-1:2</text:p>
          </table:table-cell>
          <table:table-cell table:style-name="Default" table:formula="of:=[.S167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9];&quot;-&quot;;[.$Q135])" office:value-type="string" office:string-value="DG-1:2">
            <text:p>DG-1:2</text:p>
          </table:table-cell>
          <table:table-cell table:style-name="ce10" table:formula="of:=COUNTIF(list_of_concatenated_id;[.R16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8]" office:value-type="string" office:string-value="DG-2:1">
            <text:p>DG-2:1</text:p>
          </table:table-cell>
          <table:table-cell table:style-name="Default" table:formula="of:=[.S168]" office:value-type="float" office:value="7">
            <text:p>7</text:p>
          </table:table-cell>
          <table:table-cell table:style-name="Default" table:number-columns-repeated="13"/>
          <table:table-cell table:style-name="ce10" table:formula="of:=CONCATENATE([.$O$149];&quot;-&quot;;[.$Q136])" office:value-type="string" office:string-value="DG-2:1">
            <text:p>DG-2:1</text:p>
          </table:table-cell>
          <table:table-cell table:style-name="ce10" table:formula="of:=COUNTIF(list_of_concatenated_id;[.R16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9]" office:value-type="string" office:string-value="DG-3">
            <text:p>DG-3</text:p>
          </table:table-cell>
          <table:table-cell table:style-name="Default" table:formula="of:=[.S16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7])" office:value-type="string" office:string-value="DG-3">
            <text:p>DG-3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0]" office:value-type="string" office:string-value="DG-1:1:1">
            <text:p>DG-1:1:1</text:p>
          </table:table-cell>
          <table:table-cell table:style-name="Default" table:formula="of:=[.S17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8])" office:value-type="string" office:string-value="DG-1:1:1">
            <text:p>DG-1: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1]" office:value-type="string" office:string-value="DH-1:2">
            <text:p>DH-1:2</text:p>
          </table:table-cell>
          <table:table-cell table:style-name="Default" table:formula="of:=[.S17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5];&quot;-&quot;;[.$Q135])" office:value-type="string" office:string-value="DH-1:2">
            <text:p>DH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2]" office:value-type="string" office:string-value="DH-2:1">
            <text:p>DH-2:1</text:p>
          </table:table-cell>
          <table:table-cell table:style-name="Default" table:formula="of:=[.S17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45];&quot;-&quot;;[.$Q136])" office:value-type="string" office:string-value="DH-2:1">
            <text:p>DH-2:1</text:p>
          </table:table-cell>
          <table:table-cell table:style-name="ce10" table:formula="of:=COUNTIF(list_of_concatenated_id;[.R17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3]" office:value-type="string" office:string-value="FG-1:2">
            <text:p>FG-1:2</text:p>
          </table:table-cell>
          <table:table-cell table:style-name="Default" table:formula="of:=[.S17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5])" office:value-type="string" office:string-value="FG-1:2">
            <text:p>FG-1:2</text:p>
          </table:table-cell>
          <table:table-cell table:style-name="ce10" table:formula="of:=COUNTIF(list_of_concatenated_id;[.R17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4]" office:value-type="string" office:string-value="FG-2:1">
            <text:p>FG-2:1</text:p>
          </table:table-cell>
          <table:table-cell table:style-name="Default" table:formula="of:=[.S17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6])" office:value-type="string" office:string-value="FG-2:1">
            <text:p>FG-2:1</text:p>
          </table:table-cell>
          <table:table-cell table:style-name="ce10" table:formula="of:=COUNTIF(list_of_concatenated_id;[.R17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5]" office:value-type="string" office:string-value="FH-1:2">
            <text:p>FH-1:2</text:p>
          </table:table-cell>
          <table:table-cell table:style-name="Default" table:formula="of:=[.S17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1];&quot;-&quot;;[.$Q135])" office:value-type="string" office:string-value="FH-1:2">
            <text:p>FH-1:2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6]" office:value-type="string" office:string-value="FH-2:1">
            <text:p>FH-2:1</text:p>
          </table:table-cell>
          <table:table-cell table:style-name="Default" table:formula="of:=[.S17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1];&quot;-&quot;;[.$Q136])" office:value-type="string" office:string-value="FH-2:1">
            <text:p>FH-2:1</text:p>
          </table:table-cell>
          <table:table-cell table:style-name="ce10" table:formula="of:=COUNTIF(list_of_concatenated_id;[.R1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7]" office:value-type="string" office:string-value="FI-1:2">
            <text:p>FI-1:2</text:p>
          </table:table-cell>
          <table:table-cell table:style-name="Default" table:formula="of:=[.S17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2];&quot;-&quot;;[.$Q135])" office:value-type="string" office:string-value="FI-1:2">
            <text:p>FI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8]" office:value-type="string" office:string-value="FI-2:1">
            <text:p>FI-2:1</text:p>
          </table:table-cell>
          <table:table-cell table:style-name="Default" table:formula="of:=[.S17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2];&quot;-&quot;;[.$Q136])" office:value-type="string" office:string-value="FI-2:1">
            <text:p>FI-2:1</text:p>
          </table:table-cell>
          <table:table-cell table:style-name="ce10" table:formula="of:=COUNTIF(list_of_concatenated_id;[.R17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9]" office:value-type="string" office:string-value="FX-2:1">
            <text:p>FX-2:1</text:p>
          </table:table-cell>
          <table:table-cell table:style-name="Default" table:formula="of:=[.S17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3];&quot;-&quot;;[.$Q136])" office:value-type="string" office:string-value="FX-2:1">
            <text:p>FX-2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0]" office:value-type="string" office:string-value="GG2-1:1">
            <text:p>GG2-1:1</text:p>
          </table:table-cell>
          <table:table-cell table:style-name="Default" table:formula="of:=[.S18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4])" office:value-type="string" office:string-value="GG2-1:1">
            <text:p>GG2-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1]" office:value-type="string" office:string-value="GG2-1:2">
            <text:p>GG2-1:2</text:p>
          </table:table-cell>
          <table:table-cell table:style-name="Default" table:formula="of:=[.S18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5])" office:value-type="string" office:string-value="GG2-1:2">
            <text:p>GG2-1:2</text:p>
          </table:table-cell>
          <table:table-cell table:style-name="ce10" table:formula="of:=COUNTIF(list_of_concatenated_id;[.R18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2]" office:value-type="string" office:string-value="GG2-2:1">
            <text:p>GG2-2:1</text:p>
          </table:table-cell>
          <table:table-cell table:style-name="Default" table:formula="of:=[.S18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6])" office:value-type="string" office:string-value="GG2-2:1">
            <text:p>GG2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3]" office:value-type="string" office:string-value="GH-1:1">
            <text:p>GH-1:1</text:p>
          </table:table-cell>
          <table:table-cell table:style-name="Default" table:formula="of:=[.S18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4])" office:value-type="string" office:string-value="GH-1:1">
            <text:p>GH-1:1</text:p>
          </table:table-cell>
          <table:table-cell table:style-name="ce10" table:formula="of:=COUNTIF(list_of_concatenated_id;[.R1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4]" office:value-type="string" office:string-value="GH-1:2">
            <text:p>GH-1:2</text:p>
          </table:table-cell>
          <table:table-cell table:style-name="Default" table:formula="of:=[.S18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5];&quot;-&quot;;[.$Q135])" office:value-type="string" office:string-value="GH-1:2">
            <text:p>GH-1:2</text:p>
          </table:table-cell>
          <table:table-cell table:style-name="ce10" table:formula="of:=COUNTIF(list_of_concatenated_id;[.R18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5]" office:value-type="string" office:string-value="GH-2:1">
            <text:p>GH-2:1</text:p>
          </table:table-cell>
          <table:table-cell table:style-name="Default" table:formula="of:=[.S18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6])" office:value-type="string" office:string-value="GH-2:1">
            <text:p>GH-2:1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6]" office:value-type="string" office:string-value="GI-1:2">
            <text:p>GI-1:2</text:p>
          </table:table-cell>
          <table:table-cell table:style-name="Default" table:formula="of:=[.S186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6];&quot;-&quot;;[.$Q135])" office:value-type="string" office:string-value="GI-1:2">
            <text:p>GI-1:2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7]" office:value-type="string" office:string-value="GI-2:1">
            <text:p>GI-2:1</text:p>
          </table:table-cell>
          <table:table-cell table:style-name="Default" table:formula="of:=[.S18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6];&quot;-&quot;;[.$Q136])" office:value-type="string" office:string-value="GI-2:1">
            <text:p>GI-2:1</text:p>
          </table:table-cell>
          <table:table-cell table:style-name="ce10" table:formula="of:=COUNTIF(list_of_concatenated_id;[.R1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8]" office:value-type="string" office:string-value="-3">
            <text:p>-3</text:p>
          </table:table-cell>
          <table:table-cell table:style-name="Default" table:formula="of:=[.S18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7];&quot;-&quot;;[.$Q137])" office:value-type="string" office:string-value="-3">
            <text:p>-3</text:p>
          </table:table-cell>
          <table:table-cell table:style-name="ce10" table:formula="of:=COUNTIF(list_of_concatenated_id;[.R18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9]" office:value-type="string" office:string-value="ADG-1:1:1">
            <text:p>ADG-1:1:1</text:p>
          </table:table-cell>
          <table:table-cell table:style-name="Default" table:formula="of:=[.S18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3];&quot;-&quot;;[.$Q138])" office:value-type="string" office:string-value="ADG-1:1:1">
            <text:p>ADG-1:1:1</text:p>
          </table:table-cell>
          <table:table-cell table:style-name="ce10" table:formula="of:=COUNTIF(list_of_concatenated_id;[.R1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0]" office:value-type="string" office:string-value="AFG-3">
            <text:p>AFG-3</text:p>
          </table:table-cell>
          <table:table-cell table:style-name="Default" table:formula="of:=[.S19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37])" office:value-type="string" office:string-value="AFG-3">
            <text:p>AFG-3</text:p>
          </table:table-cell>
          <table:table-cell table:style-name="ce10" table:formula="of:=COUNTIF(list_of_concatenated_id;[.R1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1]" office:value-type="string" office:string-value="AFG-1:1:1">
            <text:p>AFG-1:1:1</text:p>
          </table:table-cell>
          <table:table-cell table:style-name="Default" table:formula="of:=[.S19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4];&quot;-&quot;;[.$Q138])" office:value-type="string" office:string-value="AFG-1:1:1">
            <text:p>AFG-1:1:1</text:p>
          </table:table-cell>
          <table:table-cell table:style-name="ce10" table:formula="of:=COUNTIF(list_of_concatenated_id;[.R1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2]" office:value-type="string" office:string-value="AFI-1:1:1">
            <text:p>AFI-1:1:1</text:p>
          </table:table-cell>
          <table:table-cell table:style-name="Default" table:formula="of:=[.S192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5];&quot;-&quot;;[.$Q138])" office:value-type="string" office:string-value="AFI-1:1:1">
            <text:p>AFI-1:1:1</text:p>
          </table:table-cell>
          <table:table-cell table:style-name="ce10" table:formula="of:=COUNTIF(list_of_concatenated_id;[.R19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3]" office:value-type="string" office:string-value="DFG-1:1:1">
            <text:p>DFG-1:1:1</text:p>
          </table:table-cell>
          <table:table-cell table:style-name="Default" table:formula="of:=[.S193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0];&quot;-&quot;;[.$Q138])" office:value-type="string" office:string-value="DFG-1:1:1">
            <text:p>DFG-1:1:1</text:p>
          </table:table-cell>
          <table:table-cell table:style-name="ce10" table:formula="of:=COUNTIF(list_of_concatenated_id;[.R19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4]" office:value-type="string" office:string-value="FGI-1:1:1">
            <text:p>FGI-1:1:1</text:p>
          </table:table-cell>
          <table:table-cell table:style-name="Default" table:formula="of:=[.S194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6];&quot;-&quot;;[.$Q138])" office:value-type="string" office:string-value="FGI-1:1:1">
            <text:p>FGI-1:1:1</text:p>
          </table:table-cell>
          <table:table-cell table:style-name="ce10" table:formula="of:=COUNTIF(list_of_concatenated_id;[.R194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3T00:56:49.55">
            <text:p>2021/7/13 0:5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3T00:56:49.55">
            <text:p>2021/7/13 0:5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3T00:56:49.55">
            <text:p>2021/7/13 0:5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3T00:56:49.55">
            <text:p>2021/7/13 0:5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3T00:56:49.57">
            <text:p>2021/7/13 0:5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34:.$G$14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11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2021/07/13</text:date>, <text:time>00:5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3T00:56:49.29</dc:date>
    <dc:creator>iwabuchi ken</dc:creator>
    <meta:editing-duration>P1DT9H52M38S</meta:editing-duration>
    <meta:editing-cycles>384</meta:editing-cycles>
    <meta:generator>OpenOffice/4.1.3$Win32 OpenOffice.org_project/413m1$Build-9783</meta:generator>
    <meta:document-statistic meta:table-count="6" meta:cell-count="3434" meta:object-count="0"/>
  </office:meta>
</office:document-meta>
</file>